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T1" style:family="text">
      <style:text-properties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Test Desc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Resul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eck Interaction page</text:p>
          </table:table-cell>
          <table:table-cell office:value-type="string" calcext:value-type="string">
            <text:p>Name : 1234</text:p>
            <text:p>Email : kalash</text:p>
            <text:p>Department : Science</text:p>
            <text:p>Subject : 123456</text:p>
            <text:p>Content : 123456</text:p>
            <text:p>Verification Code : 123456</text:p>
          </table:table-cell>
          <table:table-cell office:value-type="string" calcext:value-type="string">
            <text:p>Invalid 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ai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heck Interaction page</text:p>
          </table:table-cell>
          <table:table-cell table:style-name="ce1" office:value-type="string" calcext:value-type="string">
            <text:p><text:span text:style-name="T1">Name : 1234</text:span></text:p>
            <text:p><text:span text:style-name="T1">Email : 123456</text:span></text:p>
            <text:p><text:span text:style-name="T1">Department : </text:span></text:p>
            <text:p><text:span text:style-name="T1">Subject : test</text:span></text:p>
            <text:p><text:span text:style-name="T1">Content : none</text:span></text:p>
            <text:p><text:span text:style-name="T1">Verification Code : 123456</text:span></text:p>
          </table:table-cell>
          <table:table-cell office:value-type="string" calcext:value-type="string">
            <text:p>Invalid 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heck Trip Planner Page</text:p>
          </table:table-cell>
          <table:table-cell office:value-type="string" calcext:value-type="string">
            <text:p>Number of Days : a</text:p>
            <text:p>Date : 21/7/2023</text:p>
          </table:table-cell>
          <table:table-cell table:number-columns-repeated="2" office:value-type="string" calcext:value-type="string">
            <text:p>Invalid 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heck Trip Planner Page</text:p>
          </table:table-cell>
          <table:table-cell office:value-type="string" calcext:value-type="string">
            <text:p>Number of Days : 2</text:p>
            <text:p>Date : 21/7/2024</text:p>
          </table:table-cell>
          <table:table-cell table:number-columns-repeated="2" office:value-type="string" calcext:value-type="string">
            <text:p>Vali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heck Trip Planner Page</text:p>
          </table:table-cell>
          <table:table-cell office:value-type="string" calcext:value-type="string">
            <text:p>Day 1 : </text:p>
            <text:p>From : Navsari to -</text:p>
            <text:p/>
            <text:p>Day 2 :</text:p>
            <text:p>From : Surat to -</text:p>
          </table:table-cell>
          <table:table-cell office:value-type="string" calcext:value-type="string">
            <text:p>Invalid </text:p>
          </table:table-cell>
          <table:table-cell office:value-type="string" calcext:value-type="string">
            <text:p>Valid 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heck Trip Planner Page</text:p>
          </table:table-cell>
          <table:table-cell office:value-type="string" calcext:value-type="string">
            <text:p>Day 1 : </text:p>
            <text:p>From : Navsari to Bhavnagar</text:p>
            <text:p/>
            <text:p>Day 2 :</text:p>
            <text:p>From : Bhavnagar to -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Invalid </text:p>
          </table:table-cell>
          <table:table-cell office:value-type="string" calcext:value-type="string">
            <text:p>Fail. No Route F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6T09:45:05.705142717</meta:creation-date>
    <dc:date>2023-07-06T10:25:00.045400754</dc:date>
    <meta:editing-duration>PT8M52S</meta:editing-duration>
    <meta:editing-cycles>4</meta:editing-cycles>
    <meta:generator>LibreOffice/5.1.6.2$Linux_X86_64 LibreOffice_project/10m0$Build-2</meta:generator>
    <meta:document-statistic meta:table-count="1" meta:cell-count="42" meta:object-count="0"/>
  </office:meta>
</office:document-meta>
</file>